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E000000183902EF0B.png" manifest:media-type="image/png"/>
  <manifest:file-entry manifest:full-path="Pictures/100002010000004C000000123DA91CDD.png" manifest:media-type="image/png"/>
  <manifest:file-entry manifest:full-path="Pictures/10000201000000690000001BBDD7C8D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bca5" officeooo:paragraph-rsid="0005bca5"/>
    </style:style>
    <style:style style:name="P2" style:family="paragraph" style:parent-style-name="Standard">
      <style:text-properties officeooo:rsid="00070caf" officeooo:paragraph-rsid="00070caf"/>
    </style:style>
    <style:style style:name="P3" style:family="paragraph" style:parent-style-name="Standard">
      <style:paragraph-properties fo:line-height="150%"/>
      <style:text-properties officeooo:rsid="00070caf" officeooo:paragraph-rsid="00070caf"/>
    </style:style>
    <style:style style:name="P4" style:family="paragraph" style:parent-style-name="Standard">
      <style:paragraph-properties fo:line-height="150%"/>
      <style:text-properties officeooo:rsid="00070caf" officeooo:paragraph-rsid="000a572f"/>
    </style:style>
    <style:style style:name="P5" style:family="paragraph" style:parent-style-name="Standard">
      <style:paragraph-properties fo:line-height="150%"/>
      <style:text-properties officeooo:rsid="00070caf" officeooo:paragraph-rsid="0008ec7e"/>
    </style:style>
    <style:style style:name="P6" style:family="paragraph" style:parent-style-name="Standard">
      <style:paragraph-properties fo:line-height="150%"/>
      <style:text-properties officeooo:rsid="00070caf" officeooo:paragraph-rsid="000b5b73"/>
    </style:style>
    <style:style style:name="P7" style:family="paragraph" style:parent-style-name="Standard">
      <style:paragraph-properties fo:line-height="150%"/>
      <style:text-properties officeooo:rsid="000d431b" officeooo:paragraph-rsid="000b5b73"/>
    </style:style>
    <style:style style:name="P8" style:family="paragraph" style:parent-style-name="Standard">
      <style:paragraph-properties fo:line-height="150%"/>
      <style:text-properties officeooo:rsid="000d431b" officeooo:paragraph-rsid="000d431b"/>
    </style:style>
    <style:style style:name="P9" style:family="paragraph" style:parent-style-name="Standard" style:list-style-name="L1">
      <style:paragraph-properties fo:line-height="150%"/>
      <style:text-properties officeooo:rsid="000d431b" officeooo:paragraph-rsid="000d431b"/>
    </style:style>
    <style:style style:name="P10" style:family="paragraph" style:parent-style-name="Standard" style:list-style-name="L1">
      <style:paragraph-properties fo:line-height="150%"/>
      <style:text-properties officeooo:rsid="000dca05" officeooo:paragraph-rsid="000dca05"/>
    </style:style>
    <style:style style:name="P11" style:family="paragraph" style:parent-style-name="Standard">
      <style:paragraph-properties fo:line-height="150%"/>
      <style:text-properties officeooo:rsid="000dca05" officeooo:paragraph-rsid="000dca05"/>
    </style:style>
    <style:style style:name="P12" style:family="paragraph" style:parent-style-name="Standard">
      <style:paragraph-properties fo:line-height="150%"/>
      <style:text-properties officeooo:rsid="000e34f0" officeooo:paragraph-rsid="000e34f0"/>
    </style:style>
    <style:style style:name="T1" style:family="text">
      <style:text-properties officeooo:rsid="0008ec7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:00<text:tab/>Introduser Scratch, grunnleggende bruk<text:line-break/><text:tab/>Storyboard<text:line-break/>12:00<text:tab/>Lunsj<text:line-break/>12:30<text:tab/>Importere robot i Scratch<text:line-break/><text:tab/><text:tab/>Animere den</text:p>
      <text:p text:style-name="P1">14:00</text:p>
      <text:p text:style-name="P1"/>
      <text:p text:style-name="P1"/>
      <text:p text:style-name="P2">9:00<text:tab/>Introdusere ny oppgave<text:line-break/><text:tab/><text:tab/>Vise eksempel<text:line-break/><text:tab/><text:tab/>Forklare begrensningene<text:line-break/>10:30<text:tab/>La elevene prøve ut de nye konseptene<text:line-break/>11:30<text:tab/>Lunsj<text:line-break/>12:00<text:tab/>Story (samme eller ny)<text:line-break/><text:tab/><text:tab/>Programmere historien<text:line-break/>13:00<text:tab/>Programmere historien<text:line-break/>14:15</text:p>
      <text:p text:style-name="P3"/>
      <text:p text:style-name="P4">Programmet vi skal bruke den første dagen er Scratch. I Scratch er det mulig å lage animasjoner ved å gi kommandoer til figurene. <text:span text:style-name="T1">Disse kommandoene ser ut som blokker i Scratch. Den første blokken vi skal bruke er </text:span><text:span text:style-name="T1"><draw:frame draw:style-name="fr1" draw:name="Image1" text:anchor-type="as-char" svg:width="2.778cm" svg:height="0.714cm" draw:z-index="0"><draw:image xlink:href="Pictures/10000201000000690000001BBDD7C8DD.png" xlink:type="simple" xlink:show="embed" xlink:actuate="onLoad"/></draw:frame></text:span><text:span text:style-name="T1">. Dra den over til kodeområdet. For å se hva den gjør, er det mulig å dobbeltklikke på den.</text:span></text:p>
      <text:p text:style-name="P5"/>
      <text:p text:style-name="P6"><text:span text:style-name="T1">Det er mulig å sette sammen flere blokker for å få en gruppe med kommandoer.</text:span></text:p>
      <text:p text:style-name="P6"><text:span text:style-name="T1">Bytt til </text:span><text:span text:style-name="T1"><draw:frame draw:style-name="fr2" draw:name="Image2" text:anchor-type="as-char" svg:y="-0.422cm" svg:width="2.679cm" svg:height="0.633cm" draw:z-index="1"><draw:image xlink:href="Pictures/100002010000004C000000123DA91CDD.png" xlink:type="simple" xlink:show="embed" xlink:actuate="onLoad"/></draw:frame></text:span><text:span text:style-name="T1"> og dra over </text:span><text:span text:style-name="T1"><draw:frame draw:style-name="fr3" draw:name="Image3" text:anchor-type="as-char" svg:width="3.762cm" svg:height="0.637cm" draw:z-index="2"><draw:image xlink:href="Pictures/100002010000008E000000183902EF0B.png" xlink:type="simple" xlink:show="embed" xlink:actuate="onLoad"/></draw:frame></text:span><text:span text:style-name="T1"> slik at den fester seg under move-blokken. Dobbeltklikk på blokkgruppen for å se om det fungerer som forventet.</text:span></text:p>
      <text:p text:style-name="P7"/>
      <text:p text:style-name="P8">Oppgaver</text:p>
      <text:list xml:id="list8606306469259416808" text:style-name="L1">
        <text:list-item>
          <text:p text:style-name="P9">Få katten til å gå frem og tilbake</text:p>
        </text:list-item>
        <text:list-item>
          <text:p text:style-name="P10">Endre fargen til katten hver gang den beveger seg</text:p>
        </text:list-item>
      </text:list>
      <text:p text:style-name="P11"/>
      <text:p text:style-name="P11"/>
      <text:p text:style-name="P11"/>
      <text:p text:style-name="P11"/>
      <text:p text:style-name="P12">Noen ganger har man lyst til å gjøre det samme flere ganger etter hverandre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0:55:14.689000000</meta:creation-date>
    <dc:date>2014-07-04T14:29:39.674000000</dc:date>
    <meta:editing-duration>PT3M59S</meta:editing-duration>
    <meta:editing-cycles>1</meta:editing-cycles>
    <meta:document-statistic meta:table-count="0" meta:image-count="3" meta:object-count="0" meta:page-count="1" meta:paragraph-count="10" meta:word-count="174" meta:character-count="1016" meta:non-whitespace-character-count="842"/>
    <meta:generator>LibreOffice/4.2.5.2$Windows_x86 LibreOffice_project/61cb170a04bb1f12e77c884eab9192be736ec5f5</meta:generator>
  </office:meta>
</office:document-meta>
</file>